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ibliography_20_Heading">
      <style:paragraph-properties fo:break-before="pag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5.9055in" style:type="right" style:leader-style="dotted" style:leader-text="."/>
        </style:tab-stops>
      </style:paragraph-properties>
    </style:style>
    <style:style style:name="P4" style:family="paragraph" style:parent-style-name="Subtitle">
      <style:text-properties fo:language="es" fo:country="AR" officeooo:rsid="00066166" officeooo:paragraph-rsid="00066166"/>
    </style:style>
    <style:style style:name="P5" style:family="paragraph" style:parent-style-name="Text_20_body">
      <style:text-properties fo:language="es" fo:country="AR" officeooo:rsid="00066166" officeooo:paragraph-rsid="00066166"/>
    </style:style>
    <style:style style:name="P6" style:family="paragraph" style:parent-style-name="Text_20_body">
      <style:text-properties fo:language="es" fo:country="AR" officeooo:rsid="00066166" officeooo:paragraph-rsid="003858b3"/>
    </style:style>
    <style:style style:name="P7" style:family="paragraph" style:parent-style-name="Text_20_body">
      <style:text-properties officeooo:paragraph-rsid="0023db3f"/>
    </style:style>
    <style:style style:name="P8" style:family="paragraph" style:parent-style-name="Text_20_body">
      <style:text-properties officeooo:rsid="00292254" officeooo:paragraph-rsid="00292254"/>
    </style:style>
    <style:style style:name="P9" style:family="paragraph" style:parent-style-name="Text_20_body">
      <style:text-properties officeooo:paragraph-rsid="002c61d2"/>
    </style:style>
    <style:style style:name="P10" style:family="paragraph" style:parent-style-name="Text_20_body">
      <style:text-properties fo:font-size="11pt" fo:language="es" fo:country="AR" fo:font-style="normal" officeooo:rsid="002b2eca" officeooo:paragraph-rsid="0029de94" style:font-size-asian="9.60000038146973pt" style:font-style-asian="normal" style:font-size-complex="11pt" style:font-style-complex="normal"/>
    </style:style>
    <style:style style:name="P11" style:family="paragraph" style:parent-style-name="Text_20_body">
      <style:text-properties officeooo:rsid="00324898" officeooo:paragraph-rsid="00324898"/>
    </style:style>
    <style:style style:name="P12" style:family="paragraph" style:parent-style-name="Text_20_body">
      <style:text-properties officeooo:rsid="0034c01d" officeooo:paragraph-rsid="0034c01d"/>
    </style:style>
    <style:style style:name="P13" style:family="paragraph" style:parent-style-name="Text_20_body">
      <style:text-properties officeooo:rsid="00326c4f" officeooo:paragraph-rsid="00326c4f"/>
    </style:style>
    <style:style style:name="P14" style:family="paragraph" style:parent-style-name="Text_20_body">
      <style:text-properties officeooo:rsid="003858b3" officeooo:paragraph-rsid="003858b3"/>
    </style:style>
    <style:style style:name="P15" style:family="paragraph" style:parent-style-name="Text_20_body">
      <style:text-properties officeooo:rsid="0040a336" officeooo:paragraph-rsid="0040a336"/>
    </style:style>
    <style:style style:name="P16" style:family="paragraph" style:parent-style-name="Text_20_body">
      <style:text-properties officeooo:rsid="0041418e" officeooo:paragraph-rsid="0041418e"/>
    </style:style>
    <style:style style:name="P17" style:family="paragraph" style:parent-style-name="Title">
      <style:text-properties fo:language="es" fo:country="AR" officeooo:rsid="00066166" officeooo:paragraph-rsid="00066166"/>
    </style:style>
    <style:style style:name="P18" style:family="paragraph" style:parent-style-name="Contents_20_2">
      <style:paragraph-properties>
        <style:tab-stops>
          <style:tab-stop style:position="5.7091in" style:type="right" style:leader-style="dotted" style:leader-text="."/>
        </style:tab-stops>
      </style:paragraph-properties>
    </style:style>
    <style:style style:name="P19" style:family="paragraph" style:parent-style-name="Heading_20_1">
      <style:paragraph-properties fo:break-before="page"/>
      <style:text-properties fo:language="es" fo:country="AR" officeooo:rsid="00066166" officeooo:paragraph-rsid="00066166"/>
    </style:style>
    <style:style style:name="P20" style:family="paragraph" style:parent-style-name="Heading_20_2">
      <style:text-properties officeooo:rsid="0031744a" officeooo:paragraph-rsid="0031744a"/>
    </style:style>
    <style:style style:name="P21" style:family="paragraph" style:parent-style-name="Text_20_body" style:list-style-name="L1">
      <style:text-properties officeooo:paragraph-rsid="0029de94"/>
    </style:style>
    <style:style style:name="P22" style:family="paragraph" style:parent-style-name="Text_20_body" style:list-style-name="L1">
      <style:text-properties fo:font-size="11pt" fo:language="es" fo:country="AR" fo:font-style="normal" officeooo:rsid="00292254" officeooo:paragraph-rsid="00292254" style:font-size-asian="9.60000038146973pt" style:font-style-asian="normal" style:font-size-complex="11pt" style:font-style-complex="normal"/>
    </style:style>
    <style:style style:name="P23" style:family="paragraph" style:parent-style-name="Text_20_body" style:list-style-name="L2">
      <style:text-properties officeooo:rsid="00371bf7" officeooo:paragraph-rsid="00371bf7"/>
    </style:style>
    <style:style style:name="P24" style:family="paragraph" style:parent-style-name="Text_20_body" style:list-style-name="L2">
      <style:text-properties officeooo:rsid="00324898" officeooo:paragraph-rsid="00324898"/>
    </style:style>
    <style:style style:name="T1" style:family="text">
      <style:text-properties fo:language="es" fo:country="AR" officeooo:rsid="00088569"/>
    </style:style>
    <style:style style:name="T2" style:family="text">
      <style:text-properties fo:language="es" fo:country="AR" officeooo:rsid="000996e5"/>
    </style:style>
    <style:style style:name="T3" style:family="text">
      <style:text-properties fo:language="es" fo:country="AR" officeooo:rsid="000ac177"/>
    </style:style>
    <style:style style:name="T4" style:family="text">
      <style:text-properties fo:language="es" fo:country="AR" officeooo:rsid="000b8d4c"/>
    </style:style>
    <style:style style:name="T5" style:family="text">
      <style:text-properties fo:language="es" fo:country="AR" officeooo:rsid="000d33f1"/>
    </style:style>
    <style:style style:name="T6" style:family="text">
      <style:text-properties fo:language="es" fo:country="AR" officeooo:rsid="002c61d2"/>
    </style:style>
    <style:style style:name="T7" style:family="text">
      <style:text-properties fo:language="es" fo:country="AR" officeooo:rsid="002e1b8c"/>
    </style:style>
    <style:style style:name="T8" style:family="text">
      <style:text-properties fo:font-size="11pt" fo:language="es" fo:country="AR" officeooo:rsid="000a09a0" style:font-size-asian="9.60000038146973pt" style:font-size-complex="11pt"/>
    </style:style>
    <style:style style:name="T9" style:family="text">
      <style:text-properties fo:font-size="11pt" fo:language="es" fo:country="AR" officeooo:rsid="000b8d4c" style:font-size-asian="9.60000038146973pt" style:font-size-complex="11pt"/>
    </style:style>
    <style:style style:name="T10" style:family="text">
      <style:text-properties fo:font-size="11pt" fo:language="es" fo:country="AR" officeooo:rsid="000f14c4" style:font-size-asian="9.60000038146973pt" style:font-size-complex="11pt"/>
    </style:style>
    <style:style style:name="T11" style:family="text">
      <style:text-properties fo:font-size="11pt" fo:language="es" fo:country="AR" officeooo:rsid="0029119b" style:font-size-asian="9.60000038146973pt" style:font-size-complex="11pt"/>
    </style:style>
    <style:style style:name="T12" style:family="text">
      <style:text-properties fo:font-size="11pt" fo:language="es" fo:country="AR" officeooo:rsid="002e1b8c" style:font-size-asian="9.60000038146973pt" style:font-size-complex="11pt"/>
    </style:style>
    <style:style style:name="T13" style:family="text">
      <style:text-properties fo:font-size="11pt" fo:language="es" fo:country="AR" officeooo:rsid="002fe0e9" style:font-size-asian="9.60000038146973pt" style:font-size-complex="11pt"/>
    </style:style>
    <style:style style:name="T14" style:family="text">
      <style:text-properties fo:font-size="11pt" fo:language="es" fo:country="AR" fo:font-style="italic" officeooo:rsid="0016ff42" style:font-size-asian="9.60000038146973pt" style:font-style-asian="italic" style:font-size-complex="11pt" style:font-style-complex="italic"/>
    </style:style>
    <style:style style:name="T15" style:family="text">
      <style:text-properties fo:font-size="11pt" fo:language="es" fo:country="AR" fo:font-style="italic" officeooo:rsid="001887ca" style:font-size-asian="9.60000038146973pt" style:font-style-asian="italic" style:font-size-complex="11pt" style:font-style-complex="italic"/>
    </style:style>
    <style:style style:name="T16" style:family="text">
      <style:text-properties fo:font-size="11pt" fo:language="es" fo:country="AR" fo:font-style="italic" officeooo:rsid="001a5b8c" style:font-size-asian="9.60000038146973pt" style:font-style-asian="italic" style:font-size-complex="11pt" style:font-style-complex="italic"/>
    </style:style>
    <style:style style:name="T17" style:family="text">
      <style:text-properties fo:font-size="11pt" fo:language="es" fo:country="AR" fo:font-style="italic" officeooo:rsid="0021a55b" style:font-size-asian="9.60000038146973pt" style:font-style-asian="italic" style:font-size-complex="11pt" style:font-style-complex="italic"/>
    </style:style>
    <style:style style:name="T18" style:family="text">
      <style:text-properties fo:font-size="11pt" fo:language="es" fo:country="AR" fo:font-style="normal" style:font-size-asian="9.60000038146973pt" style:font-style-asian="normal" style:font-size-complex="11pt" style:font-style-complex="normal"/>
    </style:style>
    <style:style style:name="T19" style:family="text">
      <style:text-properties fo:font-size="11pt" fo:language="es" fo:country="AR" fo:font-style="normal" officeooo:rsid="0016fc4d" style:font-size-asian="9.60000038146973pt" style:font-style-asian="normal" style:font-size-complex="11pt" style:font-style-complex="normal"/>
    </style:style>
    <style:style style:name="T20" style:family="text">
      <style:text-properties fo:font-size="11pt" fo:language="es" fo:country="AR" fo:font-style="normal" officeooo:rsid="001887ca" style:font-size-asian="9.60000038146973pt" style:font-style-asian="normal" style:font-size-complex="11pt" style:font-style-complex="normal"/>
    </style:style>
    <style:style style:name="T21" style:family="text">
      <style:text-properties fo:font-size="11pt" fo:language="es" fo:country="AR" fo:font-style="normal" officeooo:rsid="001e8f08" style:font-size-asian="9.60000038146973pt" style:font-style-asian="normal" style:font-size-complex="11pt" style:font-style-complex="normal"/>
    </style:style>
    <style:style style:name="T22" style:family="text">
      <style:text-properties fo:font-size="11pt" fo:language="es" fo:country="AR" fo:font-style="normal" officeooo:rsid="001fc52d" style:font-size-asian="9.60000038146973pt" style:font-style-asian="normal" style:font-size-complex="11pt" style:font-style-complex="normal"/>
    </style:style>
    <style:style style:name="T23" style:family="text">
      <style:text-properties fo:font-size="11pt" fo:language="es" fo:country="AR" fo:font-style="normal" officeooo:rsid="0021a55b" style:font-size-asian="9.60000038146973pt" style:font-style-asian="normal" style:font-size-complex="11pt" style:font-style-complex="normal"/>
    </style:style>
    <style:style style:name="T24" style:family="text">
      <style:text-properties fo:font-size="11pt" fo:language="es" fo:country="AR" fo:font-style="normal" officeooo:rsid="0023db3f" style:font-size-asian="9.60000038146973pt" style:font-style-asian="normal" style:font-size-complex="11pt" style:font-style-complex="normal"/>
    </style:style>
    <style:style style:name="T25" style:family="text">
      <style:text-properties fo:font-size="11pt" fo:language="es" fo:country="AR" fo:font-style="normal" officeooo:rsid="0029de94" style:font-size-asian="9.60000038146973pt" style:font-style-asian="normal" style:font-size-complex="11pt" style:font-style-complex="normal"/>
    </style:style>
    <style:style style:name="T26" style:family="text">
      <style:text-properties fo:font-size="11pt" fo:language="es" fo:country="AR" fo:font-style="normal" officeooo:rsid="002b2eca" style:font-size-asian="9.60000038146973pt" style:font-style-asian="normal" style:font-size-complex="11pt" style:font-style-complex="normal"/>
    </style:style>
    <style:style style:name="T27" style:family="text">
      <style:text-properties fo:font-size="11pt" style:font-size-asian="9.60000038146973pt" style:font-size-complex="11pt"/>
    </style:style>
    <style:style style:name="T28" style:family="text">
      <style:text-properties fo:font-size="11pt" officeooo:rsid="0013d5a2" style:font-size-asian="9.60000038146973pt" style:font-size-complex="11pt"/>
    </style:style>
    <style:style style:name="T29" style:family="text">
      <style:text-properties fo:font-size="11pt" officeooo:rsid="0015cf64" style:font-size-asian="9.60000038146973pt" style:font-size-complex="11pt"/>
    </style:style>
    <style:style style:name="T30" style:family="text">
      <style:text-properties fo:font-size="11pt" officeooo:rsid="003db272" style:font-size-asian="9.60000038146973pt" style:font-size-complex="11pt"/>
    </style:style>
    <style:style style:name="T31" style:family="text">
      <style:text-properties fo:font-size="11pt" officeooo:rsid="004082a6" style:font-size-asian="9.60000038146973pt" style:font-size-complex="11pt"/>
    </style:style>
    <style:style style:name="T32" style:family="text">
      <style:text-properties fo:font-size="11pt" officeooo:rsid="0042a0df" style:font-size-asian="9.60000038146973pt" style:font-size-complex="11pt"/>
    </style:style>
    <style:style style:name="T33" style:family="text">
      <style:text-properties fo:font-size="11pt" fo:font-style="italic" officeooo:rsid="0016fc4d" style:font-size-asian="9.60000038146973pt" style:font-style-asian="italic" style:font-size-complex="11pt" style:font-style-complex="italic"/>
    </style:style>
    <style:style style:name="T34" style:family="text">
      <style:text-properties fo:font-size="11pt" fo:font-style="normal" officeooo:rsid="0016fc4d" style:font-size-asian="9.60000038146973pt" style:font-style-asian="normal" style:font-size-complex="11pt" style:font-style-complex="normal"/>
    </style:style>
    <style:style style:name="T35" style:family="text">
      <style:text-properties officeooo:rsid="00132896"/>
    </style:style>
    <style:style style:name="T36" style:family="text">
      <style:text-properties officeooo:rsid="0031744a"/>
    </style:style>
    <style:style style:name="T37" style:family="text">
      <style:text-properties officeooo:rsid="003360e8"/>
    </style:style>
    <style:style style:name="T38" style:family="text">
      <style:text-properties officeooo:rsid="00367f74"/>
    </style:style>
    <style:style style:name="T39" style:family="text">
      <style:text-properties officeooo:rsid="00446a9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itulo</text:p>
      <text:p text:style-name="P4">Subtitulo</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a de Contenidos</text:p>
          </text:index-title>
          <text:p text:style-name="P3"><text:a xlink:type="simple" xlink:href="#__RefHeading___Toc344_2193281161" text:style-name="Index_20_Link" text:visited-style-name="Index_20_Link">Introducción<text:tab/>3</text:a></text:p>
          <text:p text:style-name="P3"><text:a xlink:type="simple" xlink:href="#__RefHeading___Toc346_2193281161" text:style-name="Index_20_Link" text:visited-style-name="Index_20_Link">Trabajo previo<text:tab/>4</text:a></text:p>
          <text:p text:style-name="P3"><text:a xlink:type="simple" xlink:href="#__RefHeading___Toc348_2193281161" text:style-name="Index_20_Link" text:visited-style-name="Index_20_Link">Marco teórico<text:tab/>5</text:a></text:p>
          <text:p text:style-name="P3"><text:a xlink:type="simple" xlink:href="#__RefHeading___Toc350_2193281161" text:style-name="Index_20_Link" text:visited-style-name="Index_20_Link">Diseño de la propuesta<text:tab/>6</text:a></text:p>
          <text:p text:style-name="P18"><text:a xlink:type="simple" xlink:href="#__RefHeading___Toc194_487753718" text:style-name="Index_20_Link" text:visited-style-name="Index_20_Link">Modulo de preprocesado<text:tab/>6</text:a></text:p>
          <text:p text:style-name="P18"><text:a xlink:type="simple" xlink:href="#__RefHeading___Toc196_487753718" text:style-name="Index_20_Link" text:visited-style-name="Index_20_Link">Modulo de análisis<text:tab/>6</text:a></text:p>
          <text:p text:style-name="P18"><text:a xlink:type="simple" xlink:href="#__RefHeading___Toc198_487753718" text:style-name="Index_20_Link" text:visited-style-name="Index_20_Link">Modulo de comparación<text:tab/>6</text:a></text:p>
          <text:p text:style-name="P3"><text:a xlink:type="simple" xlink:href="#__RefHeading___Toc352_2193281161" text:style-name="Index_20_Link" text:visited-style-name="Index_20_Link">Implementación<text:tab/>7</text:a></text:p>
          <text:p text:style-name="P3"><text:a xlink:type="simple" xlink:href="#__RefHeading___Toc354_2193281161" text:style-name="Index_20_Link" text:visited-style-name="Index_20_Link">Conclusiones<text:tab/>8</text:a></text:p>
          <text:p text:style-name="P3"><text:a xlink:type="simple" xlink:href="#__RefHeading___Toc356_2193281161" text:style-name="Index_20_Link" text:visited-style-name="Index_20_Link">Trabajo a futuro<text:tab/>9</text:a></text:p>
        </text:index-body>
      </text:table-of-content>
      <text:p text:style-name="P5"/>
      <text:h text:style-name="P19" text:outline-level="1"><text:bookmark-start text:name="__RefHeading___Toc344_2193281161"/>Introducción<text:bookmark-end text:name="__RefHeading___Toc344_2193281161"/></text:h>
      <text:h text:style-name="P19" text:outline-level="1"><text:bookmark-start text:name="__RefHeading___Toc346_2193281161"/>Trabajo previo<text:bookmark-end text:name="__RefHeading___Toc346_2193281161"/></text:h>
      <text:h text:style-name="P19" text:outline-level="1"><text:bookmark-start text:name="__RefHeading___Toc348_2193281161"/>Marco teórico<text:bookmark-end text:name="__RefHeading___Toc348_2193281161"/></text:h>
      <text:p text:style-name="P7"><text:span text:style-name="T1">Se llama huella dactilar a la impresión que deja </text:span><text:span text:style-name="T8">la punta del dedo </text:span><text:span text:style-name="T2">cuando </text:span><text:span text:style-name="T8">es</text:span><text:span text:style-name="T2"> presionado sobre una superficie. Esta impresión es producida por áreas elevadas de la piel llamadas crestas de fricción. </text:span><text:span text:style-name="T3">Todas la</text:span><text:span text:style-name="T4">s personas poseen estas crestas, son invariantes a lo largo del tiempo, </text:span><text:span text:style-name="T5">son únicas</text:span><text:span text:style-name="T4"> </text:span><text:span text:style-name="T5">a cada persona </text:span><text:span text:style-name="T4">y se pueden obtener y medir </text:span><text:span text:style-name="T11">de forma cuantitativa</text:span><text:span text:style-name="T4">. </text:span><text:span text:style-name="T3">Estas </text:span><text:span text:style-name="T9">propiedades hacen que las impresiones de huellas dactilares sean la característica biométrica mas utilizada por los sistemas de reconocimiento biométrico.</text:span></text:p>
      <text:p text:style-name="P7"><text:span text:style-name="T10">En una huella dactilar se pueden encontrar diferentes tipos de características cuando es analizada en diferente escalas. </text:span>En el nivel global las lineas de flujo de las crestas forman <text:span text:style-name="T35">patrones </text:span><text:span text:style-name="T28">particulares </text:span><text:span text:style-name="T29">llamados </text:span><text:span text:style-name="T33">arco</text:span><text:span text:style-name="T34">,</text:span><text:span text:style-name="T33"> presilla interna</text:span><text:span text:style-name="T34">,</text:span><text:span text:style-name="T33"> presilla externa </text:span><text:span text:style-name="T34">y</text:span><text:span text:style-name="T33"> </text:span><text:span text:style-name="T14">verticilo</text:span><text:span text:style-name="T19">. </text:span><text:span text:style-name="T20">Estos patrones son encontrados a partir de puntos singulares llamados </text:span><text:span text:style-name="T15">delta </text:span><text:span text:style-name="T20">y </text:span><text:span text:style-name="T16">núcleo.</text:span><text:span text:style-name="T20"> </text:span><text:span text:style-name="T21">Además en este nivel se puede discernir la forma exterior de la huella, imagen de orientación e imagen de frecuencia. </text:span><text:span text:style-name="T22">Al nivel local, se han identificado mas de 150 diferentes características locales a los </text:span><text:span text:style-name="T24">crestas</text:span><text:span text:style-name="T22">, las mismas se llaman </text:span><text:span text:style-name="T17">detalles minuciosos</text:span><text:span text:style-name="T22">. </text:span><text:span text:style-name="T23">De estos detalles minuciosos, los dos mas prominentes son las </text:span><text:span text:style-name="T17">terminaciones </text:span><text:span text:style-name="T23"><text:s/>y las </text:span><text:span text:style-name="T17"><text:s/>bifurcaciones </text:span><text:span text:style-name="T23">de </text:span><text:span text:style-name="T24">crestas</text:span><text:span text:style-name="T23">, ambos llamados </text:span><text:span text:style-name="T17">minucias</text:span><text:span text:style-name="T23">. </text:span><text:span text:style-name="T24">La siguiente escala contiene a los detalles mas finos, como el ancho, forma y curvatura de los <text:s/>crestas. En este nivel también se encuentran los poros de sudoración, cuya posición y forma se considera altamente distintiva.</text:span></text:p>
      <text:p text:style-name="P8"><text:span text:style-name="T24">A </text:span><text:span text:style-name="T18">partir de estas características, vamos a realizar dos tipos de análisis:</text:span></text:p>
      <text:list xml:id="list1313132586" text:style-name="L1">
        <text:list-item>
          <text:p text:style-name="P22">Análisis de patrón: A partir de los puntos singulares encontrados, podemos identificar que tipo de patrón tiene la huella. Esto es útil para realizar una clasificación inicial de la huella a fines de reducir los tiempos de búsqueda en la base de datos que se realizaran luego.</text:p>
        </text:list-item>
        <text:list-item>
          <text:p text:style-name="P21"><text:span text:style-name="T25">Análisis de minucias: La comparación entre huellas se realiza comparando los puntos minuciosos a fin de decidir si coinciden o no. </text:span><text:span text:style-name="T26">Se obtiene un descriptor para cada minucia que contiene información útil para la comparación.</text:span></text:p>
        </text:list-item>
      </text:list>
      <text:p text:style-name="P10"/>
      <text:h text:style-name="P19" text:outline-level="1"><text:bookmark-start text:name="__RefHeading___Toc350_2193281161"/>Diseño de la propuesta<text:bookmark-end text:name="__RefHeading___Toc350_2193281161"/></text:h>
      <text:p text:style-name="P9"><text:span text:style-name="T6">La solución cuanta de tres </text:span><text:span text:style-name="T7">módulos.</text:span><text:span text:style-name="T6"> </text:span><text:span text:style-name="T12">El primer modulo se encarga de </text:span><text:span text:style-name="T7">realizar un preprocesamiento de la imagen con el fin de adecuarla para los pasos siguientes. El segundo modulo realiza el análisis de la huella, en el cual se obtienen las características de nivel 1 y 2. </text:span><text:span text:style-name="T12">El ultimo modulo es el encargado de la comparación con otra huella. </text:span><text:span text:style-name="T13">Adicionalmente, se necesitara implementar una interfaz gráfica adecuada e integración de base de datos.</text:span></text:p>
      <text:h text:style-name="P20" text:outline-level="2"><text:bookmark-start text:name="__RefHeading___Toc194_487753718"/>Modulo de preprocesado<text:bookmark-end text:name="__RefHeading___Toc194_487753718"/></text:h>
      <text:p text:style-name="P11">Se encarga de obtener a partir de una imagen de una huella dactilar, una imagen apta para ser analizada. Para lograr esto, se pasa por varias etapas:</text:p>
      <text:list xml:id="list2836790764" text:style-name="L2">
        <text:list-item>
          <text:p text:style-name="P23">Supresión de ruido e imperfecciones mediante normalización</text:p>
        </text:list-item>
        <text:list-item>
          <text:p text:style-name="P24">Segmentación</text:p>
        </text:list-item>
        <text:list-item>
          <text:p text:style-name="P23">Normalización a media cero y desviación estándar unitaria</text:p>
        </text:list-item>
        <text:list-item>
          <text:p text:style-name="P24">Calculo de mapa de orientación</text:p>
        </text:list-item>
        <text:list-item>
          <text:p text:style-name="P24">Calculo de mapa de frecuencia</text:p>
        </text:list-item>
        <text:list-item>
          <text:p text:style-name="P24">Suavizado mediante filtros orientados</text:p>
        </text:list-item>
        <text:list-item>
          <text:p text:style-name="P24">Esqueletización</text:p>
        </text:list-item>
      </text:list>
      <text:h text:style-name="Heading_20_2" text:outline-level="2"><text:bookmark-start text:name="__RefHeading___Toc196_487753718"/>Modulo de análisis<text:bookmark-end text:name="__RefHeading___Toc196_487753718"/></text:h>
      <text:p text:style-name="P13">Este modulo es el encargado de analizar una huella <text:span text:style-name="T37">ya preprocesad</text:span><text:span text:style-name="T38">a </text:span>a fin de encontrar puntos singulares y minucias. Una vez encontrados, se procede a obtener descriptores de los mismos.</text:p>
      <text:p text:style-name="P14">Los puntos singulares se encuentran mediante el método de <text:span text:style-name="T30">índice de Poincaré-Hopf. </text:span><text:span text:style-name="T31">Este método es rápido y funciona bien si los puntos singulares se encuentran totalmente dentro de la zona de interés. Es necesario contar con un mapa de orientaciones para su implementación.</text:span></text:p>
      <text:p text:style-name="P15"><text:span text:style-name="T31">L</text:span><text:span text:style-name="T27">as minucias se encuentran a partir del método de numero de cruces. Este método es rápido, eficaz y fácil de implementar. Es necesario que la imagen sea binaria y esqueletizada.</text:span></text:p>
      <text:p text:style-name="P16"><text:span text:style-name="T27">Un</text:span><text:span text:style-name="T32">a vez obtenidos los puntos donde hay minucias, es necesario obtener descriptores para esos puntos. Se decidió proveer varios métodos de obtener descriptores a fin de poder elegir el que mejor se comporte para el uso especifico que se le puede dar. Los métodos disponibles son descriptores de ORB y descriptores de SURF.</text:span></text:p>
      <text:h text:style-name="Heading_20_2" text:outline-level="2"><text:bookmark-start text:name="__RefHeading___Toc198_487753718"/>Modulo de <text:span text:style-name="T36">comparación</text:span><text:bookmark-end text:name="__RefHeading___Toc198_487753718"/></text:h>
      <text:p text:style-name="P12">A partir de dos listas de descriptores, este modulo es el responsable de compararlos para decidir si se corresponden a un<text:span text:style-name="T39">a misma huella.</text:span></text:p>
      <text:h text:style-name="P19" text:outline-level="1"><text:bookmark-start text:name="__RefHeading___Toc352_2193281161"/>Implementación<text:bookmark-end text:name="__RefHeading___Toc352_2193281161"/></text:h>
      <text:p text:style-name="P6"/>
      <text:h text:style-name="P19" text:outline-level="1"><text:bookmark-start text:name="__RefHeading___Toc354_2193281161"/>Conclusiones<text:bookmark-end text:name="__RefHeading___Toc354_2193281161"/></text:h>
      <text:h text:style-name="P19" text:outline-level="1"><text:bookmark-start text:name="__RefHeading___Toc356_2193281161"/>Trabajo a futuro<text:bookmark-end text:name="__RefHeading___Toc356_2193281161"/></text:h>
      <text:bibliography text:style-name="Sect1" text:protected="true" text:name="Bibliography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Bibliografía</text:p>
          </text:index-title>
        </text:index-body>
      </text:bibliography>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1pt" style:font-size-asian="9.60000038146973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8T12:32:46.193913752</meta:creation-date>
    <dc:date>2021-02-15T22:58:40.785312475</dc:date>
    <meta:editing-duration>PT5H41M7S</meta:editing-duration>
    <meta:editing-cycles>48</meta:editing-cycles>
    <meta:generator>LibreOffice/7.0.3.1$Linux_X86_64 LibreOffice_project/00$Build-1</meta:generator>
    <meta:document-statistic meta:table-count="0" meta:image-count="0" meta:object-count="0" meta:page-count="10" meta:paragraph-count="43" meta:word-count="705" meta:character-count="4387" meta:non-whitespace-character-count="3731"/>
  </office:meta>
</office:document-meta>
</file>